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4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Calibri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4cm" svg:height="2.391cm" svg:x="3.6cm" svg:y="10.2cm">
          <draw:text-box>
            <text:p><text:span text:style-name="T1">l-record (t1)</text:span></text:p>
            <text:p><text:span text:style-name="T1">l- or o-record (t1)</text:span></text:p>
            <text:p><text:span text:style-name="T1">l- or o-record (t1)</text:span></text:p>
            <text:p><text:span text:style-name="T1">…</text:span></text:p>
            <text:p><text:span text:style-name="T1">l- or o-record (t1)</text:span></text:p>
          </draw:text-box>
        </draw:frame>
        <draw:line draw:style-name="gr2" draw:text-style-name="P2" draw:layer="layout" svg:x1="7.9cm" svg:y1="10.4cm" svg:x2="7.9cm" svg:y2="12.4cm">
          <text:p/>
        </draw:line>
        <draw:frame draw:style-name="gr1" draw:text-style-name="P1" draw:layer="layout" svg:width="4.4cm" svg:height="2.391cm" svg:x="3.6cm" svg:y="12.8cm">
          <draw:text-box>
            <text:p><text:span text:style-name="T1">l-record (t2 &gt; t1)</text:span></text:p>
            <text:p><text:span text:style-name="T1">l- or o-record (t2 &gt; t1)</text:span></text:p>
            <text:p><text:span text:style-name="T1">l- or o-record (t2 &gt; t1)</text:span></text:p>
            <text:p><text:span text:style-name="T1">…</text:span></text:p>
            <text:p><text:span text:style-name="T1">l- or o-record (t2 &gt; t1)</text:span></text:p>
          </draw:text-box>
        </draw:frame>
        <draw:frame draw:style-name="gr1" draw:text-style-name="P1" draw:layer="layout" svg:width="4.4cm" svg:height="2.391cm" svg:x="3.6cm" svg:y="16.709cm">
          <draw:text-box>
            <text:p><text:span text:style-name="T1">l-record (tn &gt; tn-1)</text:span></text:p>
            <text:p><text:span text:style-name="T1">l- or o-record (tn &gt; tn-1))</text:span></text:p>
            <text:p><text:span text:style-name="T1">l- or o-record (tn &gt; tn-1)</text:span></text:p>
            <text:p><text:span text:style-name="T1">…</text:span></text:p>
            <text:p><text:span text:style-name="T1">l- or o-record (tn &gt; tn-1)</text:span></text:p>
          </draw:text-box>
        </draw:frame>
        <draw:frame draw:style-name="gr3" draw:text-style-name="P1" draw:layer="layout" svg:width="4.2cm" svg:height="0.7cm" svg:x="8.7cm" svg:y="11.1cm">
          <draw:text-box>
            <text:p><text:span text:style-name="T1">Full epoch, time tag = t1</text:span></text:p>
          </draw:text-box>
        </draw:frame>
        <draw:frame draw:style-name="gr4" draw:text-style-name="P3" draw:layer="layout" svg:width="1.3cm" svg:height="0.962cm" svg:x="4.8cm" svg:y="15.5cm">
          <draw:text-box>
            <text:p>...</text:p>
          </draw:text-box>
        </draw:frame>
        <draw:line draw:style-name="gr2" draw:text-style-name="P2" draw:layer="layout" svg:x1="7.9cm" svg:y1="13cm" svg:x2="7.9cm" svg:y2="15cm">
          <text:p/>
        </draw:line>
        <draw:line draw:style-name="gr2" draw:text-style-name="P2" draw:layer="layout" svg:x1="7.9cm" svg:y1="16.9cm" svg:x2="7.9cm" svg:y2="18.9cm">
          <text:p/>
        </draw:line>
        <draw:frame draw:style-name="gr3" draw:text-style-name="P1" draw:layer="layout" svg:width="4.2cm" svg:height="0.7cm" svg:x="8.7cm" svg:y="13.6cm">
          <draw:text-box>
            <text:p><text:span text:style-name="T1">Full epoch, time tag = t2</text:span></text:p>
          </draw:text-box>
        </draw:frame>
        <draw:frame draw:style-name="gr3" draw:text-style-name="P1" draw:layer="layout" svg:width="4.2cm" svg:height="0.7cm" svg:x="8.7cm" svg:y="17.5cm">
          <draw:text-box>
            <text:p><text:span text:style-name="T1">Full epoch, time tag = t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8T16:49:18.908000000</meta:creation-date>
    <meta:editing-duration>P0D</meta:editing-duration>
    <meta:editing-cycles>1</meta:editing-cycles>
    <meta:generator>LibreOffice/4.4.3.2$Windows_x86 LibreOffice_project/88805f81e9fe61362df02b9941de8e38a9b5fd16</meta:generator>
    <meta:document-statistic meta:object-count="10"/>
  </office:meta>
</office:document-meta>
</file>